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с <text:span text:style-name="T1">Client </text:span>создает <text:span text:style-name="T4">Объект </text:span><text:span text:style-name="T2">client</text:span></text:p>
      <text:p text:style-name="P2"/>
      <text:p text:style-name="P1"><text:span text:style-name="T1">.name <text:tab/></text:span>массив [Ф, И, О]</text:p>
      <text:p text:style-name="P1"><text:span text:style-name="T1">.birthdayArr<text:tab/></text:span>массив <text:span text:style-name="T1">["02", "04", "1987"]</text:span></text:p>
      <text:p text:style-name="P1"><text:span text:style-name="T1">.birthdayObj<text:tab/></text:span>объект даты дня рождения</text:p>
      <text:p text:style-name="P1"><text:span text:style-name="T1">.age<text:tab/></text:span>возраст в месяцах</text:p>
      <text:p text:style-name="P2"><text:tab/><text:tab/></text:p>
      <text:p text:style-name="P1"><text:span text:style-name="T1">.retiredAge<text:tab/></text:span>возраст выхода на пенсию в месяцах</text:p>
      <text:p text:style-name="P2">.retiredCharge<text:tab/>{amount: , inAction: [1,2,...] , paidAt; start/end}</text:p>
      <text:p text:style-name="P1"><text:span text:style-name="T1">.assets<text:tab/>[{}...] , {title: , value: , valueChange: float, closureDateArr: </text:span>[ММ, ГГГГ]}</text:p>
      <text:p text:style-name="P1"><text:span text:style-name="T1">.workFundIncrease<text:tab/></text:span>число (процент) увеличения фонда в период накопления</text:p>
      <text:p text:style-name="P1"><text:span text:style-name="T1">.retiredFundIncrease<text:tab/></text:span>число (процент) увеличения фонда в пенсионный период </text:p>
      <text:p text:style-name="P1"><text:span text:style-name="T1">.retiredPensionTaken<text:tab/>start / end – </text:span>когда в месяце изымаем пенсию</text:p>
      <text:p text:style-name="P2"/>
      <text:p text:style-name="P1"><text:span text:style-name="T1">.initialFund<text:tab/></text:span>сумма начальных накоплений (пока не задана нигде)</text:p>
      <text:p text:style-name="P1"><text:span text:style-name="T1">.monthsToRetire<text:tab/></text:span>осталось месяцев до окончания периода накопления</text:p>
      <text:p text:style-name="P2"/>
      <text:p text:style-name="P1"><text:span text:style-name="T1">getData(period)<text:tab/></text:span>метод создания массива объектов месяцев из имеющихся данных</text:p>
      <text:p text:style-name="P3"/>
      <text:p text:style-name="P1"/>
      <text:p text:style-name="P1">Класс <text:span text:style-name="T1">Month </text:span>создает <text:span text:style-name="T4">Объект</text:span><text:span text:style-name="T2"> month</text:span></text:p>
      <text:p text:style-name="P2"/>
      <text:p text:style-name="P1">.<text:span text:style-name="T1">number<text:tab/></text:span>номер по порядку начиная с №1</text:p>
      <text:p text:style-name="P1">.<text:span text:style-name="T1">date<text:tab/></text:span>объект даты — первое число, месяц и год.</text:p>
      <text:p text:style-name="P1">.<text:span text:style-name="T1">daysInMonth<text:tab/></text:span>количество дней в данном месяце</text:p>
      <text:p text:style-name="P1">.<text:span text:style-name="T1">daysInYear<text:tab/></text:span>количество дней в данном году</text:p>
      <text:p text:style-name="P2">.fundStart</text:p>
      <text:p text:style-name="P2">.fundEnd</text:p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M41S</meta:editing-duration>
    <meta:editing-cycles>7</meta:editing-cycles>
    <meta:generator>OpenOffice/4.1.7$Win32 OpenOffice.org_project/417m1$Build-9800</meta:generator>
    <dc:date>2020-02-05T16:32:52.16</dc:date>
    <dc:creator>Илья Смирнов</dc:creator>
    <meta:document-statistic meta:table-count="0" meta:image-count="0" meta:object-count="0" meta:page-count="1" meta:paragraph-count="22" meta:word-count="136" meta:character-count="981"/>
    <meta:user-defined meta:name="Info 1"/>
    <meta:user-defined meta:name="Info 2"/>
    <meta:user-defined meta:name="Info 3"/>
    <meta:user-defined meta:name="Info 4"/>
  </office:meta>
</office:document-meta>
</file>